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26cbe1" officeooo:paragraph-rsid="0026cbe1"/>
    </style:style>
    <style:style style:name="P2" style:family="paragraph" style:parent-style-name="Text_20_body">
      <style:paragraph-properties fo:text-align="start" style:justify-single-word="false"/>
      <style:text-properties officeooo:rsid="0025277e" officeooo:paragraph-rsid="0025277e"/>
    </style:style>
    <style:style style:name="P3" style:family="paragraph" style:parent-style-name="Heading_20_1" style:list-style-name="" style:master-page-name="First_20_Page">
      <style:paragraph-properties fo:text-align="center" style:justify-single-word="false" style:page-number="auto"/>
      <style:text-properties officeooo:paragraph-rsid="001ecd71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Standard" style:list-style-name="L1">
      <style:text-properties officeooo:rsid="0026cbe1" officeooo:paragraph-rsid="0026cbe1"/>
    </style:style>
    <style:style style:name="P6" style:family="paragraph" style:parent-style-name="Standard" style:list-style-name="L1">
      <style:text-properties officeooo:rsid="002885cc" officeooo:paragraph-rsid="002885cc"/>
    </style:style>
    <style:style style:name="P7" style:family="paragraph" style:parent-style-name="Text_20_body">
      <style:paragraph-properties fo:text-align="justify" style:justify-single-word="false"/>
      <style:text-properties officeooo:rsid="00241232" officeooo:paragraph-rsid="00241232"/>
    </style:style>
    <style:style style:name="P8" style:family="paragraph" style:parent-style-name="Text_20_body">
      <style:paragraph-properties fo:text-align="start" style:justify-single-word="false"/>
      <style:text-properties officeooo:rsid="0026cbe1" officeooo:paragraph-rsid="002e3c1d"/>
    </style:style>
    <style:style style:name="T1" style:family="text">
      <style:text-properties officeooo:rsid="001ecd71"/>
    </style:style>
    <style:style style:name="T2" style:family="text">
      <style:text-properties officeooo:rsid="0022ce53"/>
    </style:style>
    <style:style style:name="T3" style:family="text">
      <style:text-properties officeooo:rsid="0025277e"/>
    </style:style>
    <style:style style:name="T4" style:family="text">
      <style:text-properties officeooo:rsid="0026cbe1"/>
    </style:style>
    <style:style style:name="T5" style:family="text">
      <style:text-properties officeooo:rsid="002885cc"/>
    </style:style>
    <style:style style:name="T6" style:family="text">
      <style:text-properties officeooo:rsid="002a4fc4"/>
    </style:style>
    <style:style style:name="T7" style:family="text">
      <style:text-properties officeooo:rsid="002da382"/>
    </style:style>
    <style:style style:name="T8" style:family="text">
      <style:text-properties officeooo:rsid="002e3c1d"/>
    </style:style>
    <style:style style:name="T9" style:family="text">
      <style:text-properties officeooo:rsid="003027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Курсовая работа по теме «</text:span><text:span text:style-name="Strong_20_Emphasis">Приложения комплексных чисел к решению геометрических задач»</text:span></text:h>
      <text:h text:style-name="P4" text:outline-level="1">Введение</text:h>
      <text:p text:style-name="P7">Решение геоме<text:span text:style-name="T2">трических задач — неотъемлемая часть </text:span><text:span text:style-name="T9">систем … (</text:span><text:span text:style-name="T2">САПР</text:span><text:span text:style-name="T9">)</text:span><text:span text:style-name="T2">, </text:span><text:span text:style-name="T3">которая является мощным инструментом для создания моделей физических объектов для нужд машиностроения, строительства и других сфер деятельности </text:span><text:span text:style-name="T9">[Ivanov et al., 2012] </text:span><text:span text:style-name="T3"><text:note text:id="ftn0" text:note-class="footnote"><text:note-citation>1</text:note-citation><text:note-body><text:p text:style-name="Footnote"><text:a xlink:type="simple" xlink:href="https://www.researchgate.net/profile/Edward-Haug-2/publication/242634026_Computer-Aided_Kinematics_and_Dynamics_of_Mechanical_Systems_Volume-I/links/5ffdf82ba6fdccdcb84d6827/Computer-Aided-Kinematics-and-Dynamics-of-Mechanical-Systems-Volume-I.pdf" text:style-name="Internet_20_link" text:visited-style-name="Visited_20_Internet_20_Link">https://www.researchgate.net/profile/Edward-Haug-2/publication/242634026_Computer-Aided_Kinematics_and_Dynamics_of_Mechanical_Systems_Volume-I/links/5ffdf82ba6fdccdcb84d6827/Computer-Aided-Kinematics-and-Dynamics-of-Mechanical-Systems-Volume-I.pdf</text:a> <text:span text:style-name="T6">(стр. 15)</text:span></text:p></text:note-body></text:note></text:span><text:span text:style-name="T2">. <text:s/></text:span>В <text:span text:style-name="T3">данной</text:span> <text:span text:style-name="T3">отрасли</text:span> часто возникает проблема <text:span text:style-name="T6">автоматизации построения моделей, удовлетворяющим условиям, заданным специалистом</text:span><text:note text:id="ftn1" text:note-class="footnote"><text:note-citation>2</text:note-citation><text:note-body><text:p text:style-name="Footnote"><text:a xlink:type="simple" xlink:href="https://arxiv.org/pdf/2202.13795.pdf" text:style-name="Internet_20_link" text:visited-style-name="Visited_20_Internet_20_Link">https://arxiv.org/pdf/2202.13795.pdf</text:a> </text:p></text:note-body></text:note>. <text:span text:style-name="T6">Часто модели имеют сложную структуру и множество частей</text:span><text:span text:style-name="T6"><text:note text:id="ftn2" text:note-class="footnote"><text:note-citation>3</text:note-citation><text:note-body><text:p text:style-name="Footnote"><text:a xlink:type="simple" xlink:href="https://grabcad.com/library/pinki-sportbike-concept-design-cgpdesign-1" text:style-name="Internet_20_link" text:visited-style-name="Visited_20_Internet_20_Link">https://grabcad.com/library/pinki-sportbike-concept-design-cgpdesign-1</text:a> </text:p></text:note-body></text:note></text:span><text:span text:style-name="T6">, </text:span><text:span text:style-name="T7">поэтому очень важно решать задачи построения непротиворечивой модели как можно быстрее и эффективнее</text:span><text:span text:style-name="T3">.</text:span></text:p>
      <text:p text:style-name="P2">Проблема исследования заключается в недостаточной <text:span text:style-name="T8">эффективности существующих алгоритмов построения моделей</text:span><text:span text:style-name="T4">.</text:span></text:p>
      <text:p text:style-name="P8">Целью работы является исследование применения комплексных чисел в целях <text:span text:style-name="T8">повышения</text:span><text:span text:style-name="T3"> </text:span><text:span text:style-name="T8">эффективности существующих алгоритмов построения моделей</text:span>.</text:p>
      <text:p text:style-name="P1">Для достижения цели необходимо выполнение следующих задач:</text:p>
      <text:list xml:id="list2768292173" text:style-name="L1">
        <text:list-item>
          <text:p text:style-name="P5">Изучение<text:span text:style-name="T5"> способов применения алгебры комплексных чисел в геометрии.</text:span></text:p>
        </text:list-item>
        <text:list-item>
          <text:p text:style-name="P6">Выбор задач.</text:p>
        </text:list-item>
        <text:list-item>
          <text:p text:style-name="P6">Решение выбранных задач с применением комплексных чисел и без них.</text:p>
        </text:list-item>
        <text:list-item>
          <text:p text:style-name="P6">Выявление разницы в оптимизации и эффективности декомпозиции решенных задач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0.6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05:22:57.669399833</meta:creation-date>
    <dc:date>2022-03-16T13:15:03.193930060</dc:date>
    <meta:editing-duration>PT18M41S</meta:editing-duration>
    <meta:editing-cycles>3</meta:editing-cycles>
    <meta:generator>LibreOffice/7.3.1.1$Linux_X86_64 LibreOffice_project/30$Build-1</meta:generator>
    <meta:document-statistic meta:table-count="0" meta:image-count="0" meta:object-count="0" meta:page-count="2" meta:paragraph-count="13" meta:word-count="146" meta:character-count="1513" meta:non-whitespace-character-count="1380"/>
  </office:meta>
</office:document-meta>
</file>